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DaoImpl.setInstance( ProcessInstanceDAO instan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ExchangeDaoImpl.getPatter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artnerLinkModelId( int 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getPartnerLink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Request( MessageDAO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get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allbackEP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DaoImpl.setInvocationStyle( InvocationStyle invocation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Status( Status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getCorrelation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setPartnerLink( PartnerLinkDAO plink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getFaul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EP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DaoImpl.g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setFault( QName faul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setProcess( ProcessDAO pro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ExchangeDaoImpl.createMessage( QNam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DaoImpl.getInvocationSty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Channel( String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ExchangeDaoImpl.getPartner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MessageExchangeDaoImpl( SessionManager sm , HMessageExchange 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set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setFaultExplanation( String expla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g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getPiped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Operation( String 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setCallbackEPR( Elemen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DaoImpl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ortType( QName por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getFailur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setEPR( Elemen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DaoImpl.getAck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attern( MessageExchangePattern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alle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getPropagateTransaction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FailureType( FailureType failur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CorrelationStatus( String c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setPipedPID( QName piped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ipedP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ro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setCallee( QName call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DaoImpl.getPor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setPartnersKey( String clien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setAckType( AckType ack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DaoImpl.getPartner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setPipedMessageExchangeId( String piped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DaoImpl.setResponse( MessageDAO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